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6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0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List_20_Paragraph" style:list-style-name="L1">
      <style:paragraph-properties fo:line-height="200%" fo:text-align="justify" style:justify-single-word="false"/>
      <style:text-properties style:font-name="Times New Roman" fo:font-size="12pt" officeooo:rsid="0010ae21" officeooo:paragraph-rsid="0010ae21" style:font-size-asian="12pt" style:font-size-complex="12pt"/>
    </style:style>
    <style:style style:name="P12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43a90" officeooo:paragraph-rsid="0014b6e8" style:font-size-asian="12pt" style:font-size-complex="12pt"/>
    </style:style>
    <style:style style:name="P13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2a8e97" officeooo:paragraph-rsid="0014b6e8" style:font-size-asian="12pt" style:font-size-complex="12pt"/>
    </style:style>
    <style:style style:name="P14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625bb" officeooo:paragraph-rsid="001625bb" style:font-size-asian="12pt" style:font-size-complex="12pt"/>
    </style:style>
    <style:style style:name="P15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7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8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9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officeooo:rsid="00143a90" officeooo:paragraph-rsid="00143a90" style:font-size-asian="12pt" style:font-size-complex="12pt"/>
    </style:style>
    <style:style style:name="T1" style:family="text">
      <style:text-properties officeooo:rsid="002d486b"/>
    </style:style>
    <style:style style:name="T2" style:family="text">
      <style:text-properties fo:font-style="italic" officeooo:rsid="002d48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d486b" style:font-style-asian="normal" style:font-style-complex="normal"/>
    </style:style>
    <style:style style:name="T5" style:family="text">
      <style:text-properties fo:font-style="normal" officeooo:rsid="0011cbd5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bfab" style:font-weight-asian="normal" style:font-weight-complex="normal"/>
    </style:style>
    <style:style style:name="T8" style:family="text">
      <style:text-properties fo:font-weight="normal" officeooo:rsid="0027ee9e" style:font-weight-asian="normal" style:font-weight-complex="normal"/>
    </style:style>
    <style:style style:name="T9" style:family="text">
      <style:text-properties fo:font-weight="normal" officeooo:rsid="00299ba5" style:font-weight-asian="normal" style:font-weight-complex="normal"/>
    </style:style>
    <style:style style:name="T10" style:family="text">
      <style:text-properties fo:font-weight="normal" officeooo:rsid="002a8e97" style:font-weight-asian="normal" style:font-weight-complex="normal"/>
    </style:style>
    <style:style style:name="T11" style:family="text">
      <style:text-properties fo:font-weight="normal" officeooo:rsid="0014b6e8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B I</text:p>
      <text:p text:style-name="P3">PENDAHULUAN</text:p>
      <text:list xml:id="list27949402" text:style-name="WWNum2">
        <text:list-item>
          <text:list>
            <text:list-item>
              <text:p text:style-name="P15">Latar Belakang</text:p>
            </text:list-item>
          </text:list>
        </text:list-item>
      </text:list>
      <text:p text:style-name="P6"/>
      <text:p text:style-name="P7"/>
      <text:list xml:id="list142532881471603" text:continue-numbering="true" text:style-name="WWNum2">
        <text:list-item>
          <text:list>
            <text:list-item>
              <text:p text:style-name="P16">Rumusan Masalah</text:p>
            </text:list-item>
          </text:list>
        </text:list-item>
      </text:list>
      <text:list xml:id="list1656977837" text:style-name="L1">
        <text:list-item>
          <text:p text:style-name="P11">Bagaimana <text:span text:style-name="T1"><text:s/>mengidentifikasi atau memonitor kontainer pada server yang sedang berjalan secara </text:span><text:span text:style-name="T2">real-time</text:span><text:span text:style-name="T4">.?</text:span></text:p>
        </text:list-item>
        <text:list-item>
          <text:p text:style-name="P11"><text:span text:style-name="T4">B</text:span><text:span text:style-name="T3">agaimana </text:span><text:span text:style-name="T4">m</text:span><text:span text:style-name="T5">enentukan jumlah </text:span><text:span text:style-name="T4">skala pada kontainer pada saat beban server meningkat.?</text:span></text:p>
        </text:list-item>
        <text:list-item>
          <text:p text:style-name="P11"><text:span text:style-name="T4">B</text:span><text:span text:style-name="T3">agaimana </text:span><text:span text:style-name="T4">m</text:span><text:span text:style-name="T5">emper</text:span><text:span text:style-name="T4">besar</text:span><text:span text:style-name="T5"> </text:span><text:span text:style-name="T4">maupun memperkecil skala sumberdaya </text:span><text:span text:style-name="T5">server </text:span><text:span text:style-name="T4">dalam jumlah yang sesuai dengan berat beban yang diterima oleh server.?</text:span></text:p>
        </text:list-item>
      </text:list>
      <text:p text:style-name="P7"/>
      <text:list xml:id="list142533433381152" text:continue-list="list142532881471603" text:style-name="WWNum2">
        <text:list-item>
          <text:list>
            <text:list-item>
              <text:p text:style-name="P16">Ruang Lingkup</text:p>
            </text:list-item>
          </text:list>
        </text:list-item>
      </text:list>
      <text:p text:style-name="P19">Ruang lingkup <text:span text:style-name="T7">dalam Sistem Pengotomasi Skala pada container-container <text:tab/>Orcinus </text:span><text:span text:style-name="T8">yaitu terdapat tiga jenis skala :</text:span></text:p>
      <text:list xml:id="list1028994254" text:style-name="L3">
        <text:list-item>
          <text:p text:style-name="P12"><text:span text:style-name="T9">Dua jenis </text:span><text:span text:style-name="T10">penskalaan</text:span><text:span text:style-name="T9"> :</text:span></text:p>
          <text:list>
            <text:list-item>
              <text:p text:style-name="P14"><text:span text:style-name="T9">P</text:span><text:span text:style-name="T6">e</text:span><text:span text:style-name="T10">nskalaan berdasarkan sumber daya server</text:span></text:p>
            </text:list-item>
            <text:list-item>
              <text:p text:style-name="P14"><text:span text:style-name="T10">P</text:span><text:span text:style-name="T6">en</text:span><text:span text:style-name="T10">skalaan berdasarkan w</text:span><text:span text:style-name="T8">aktu </text:span><text:span text:style-name="T10">secara </text:span><text:span text:style-name="T8">periodik</text:span></text:p>
            </text:list-item>
          </text:list>
        </text:list-item>
        <text:list-item>
          <text:p text:style-name="P13"><text:span text:style-name="T8">T</text:span><text:span text:style-name="T9">eknologi </text:span><text:span text:style-name="T11">kontainer </text:span><text:span text:style-name="T9">yang akan digunakan dalam sistem ini adalah Docker</text:span></text:p>
        </text:list-item>
      </text:list>
      <text:p text:style-name="P9"><text:bookmark text:name="_GoBack"/></text:p>
      <text:list xml:id="list142532719683517" text:continue-list="list142533433381152" text:style-name="WWNum2">
        <text:list-item>
          <text:list>
            <text:list-item>
              <text:p text:style-name="P16">Tujuan Penelitian</text:p>
            </text:list-item>
          </text:list>
        </text:list-item>
      </text:list>
      <text:p text:style-name="P8"><text:soft-page-break/><text:tab/></text:p>
      <text:p text:style-name="P8"/>
      <text:list xml:id="list142532295616655" text:continue-numbering="true" text:style-name="WWNum2">
        <text:list-item>
          <text:list>
            <text:list-item>
              <text:p text:style-name="P17">Manfaat Penelitian</text:p>
            </text:list-item>
          </text:list>
        </text:list-item>
      </text:list>
      <text:p text:style-name="P5"><text:tab/><text:tab/></text:p>
      <text:p text:style-name="P5"/>
      <text:list xml:id="list142532263032370" text:continue-numbering="true" text:style-name="WWNum2">
        <text:list-item>
          <text:list>
            <text:list-item>
              <text:p text:style-name="P18">Sistematika Penulisan</text:p>
            </text:list-item>
          </text:list>
        </text:list-item>
      </text:list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14</meta:editing-cycles>
    <meta:creation-date>2017-02-18T19:03:00</meta:creation-date>
    <dc:date>2017-05-18T14:25:32.121051304</dc:date>
    <meta:editing-duration>PT7M12S</meta:editing-duration>
    <meta:generator>LibreOffice/5.3.2.2$Linux_X86_64 LibreOffice_project/30m0$Build-2</meta:generator>
    <meta:document-statistic meta:table-count="0" meta:image-count="0" meta:object-count="0" meta:page-count="2" meta:paragraph-count="20" meta:word-count="110" meta:character-count="763" meta:non-whitespace-character-count="6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